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1.11mm"/>
    </style:style>
    <style:style style:name="co3" style:family="table-column">
      <style:table-column-properties fo:break-before="auto" style:column-width="113.5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5.27mm" fo:break-before="auto" style:use-optimal-row-height="false"/>
    </style:style>
    <style:style style:name="ro4" style:family="table-row">
      <style:table-row-properties style:row-height="5.5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 fo:wrap-option="wrap" fo:border="0.99pt double #000000" style:border-line-width="0mm 0.26mm 0.26mm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fo:border="0.99pt double #000000" style:border-line-width="0mm 0.26mm 0.26mm"/>
      <style:paragraph-properties fo:text-align="center" fo:margin-left="0mm"/>
    </style:style>
    <style:style style:name="ce3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66ffff" fo:wrap-option="wrap" fo:border="0.99pt double #000000" style:border-line-width="0mm 0.26mm 0.26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ffff" fo:wrap-option="wrap" fo:border="0.99pt double #000000" style:border-line-width="0mm 0.26mm 0.26m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66ffff" fo:border="0.06pt solid #000000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5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7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Pagina Web (350USD)</text:p>
          </table:table-cell>
          <table:covered-table-cell table:style-name="ce4"/>
          <table:table-cell/>
          <table:table-cell table:style-name="ce1" office:value-type="string" calcext:value-type="string" table:number-columns-spanned="2" table:number-rows-spanned="1">
            <text:p>Portal Web (500USD)</text:p>
          </table:table-cell>
          <table:covered-table-cell table:style-name="ce4"/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seño web responsive hasta 8 páginas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iseño web responsive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ing de 750MB de espacio. (contratación anual)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Hosting de1gbMB de espacio. (contratación anual)</text:p>
          </table:table-cell>
          <table:table-cell table:number-columns-repeated="4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GB de transferencia mensual.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5GB de transferencia mensual.</text:p>
          </table:table-cell>
          <table:table-cell table:number-columns-repeated="4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minio .com, .net o .info. (contratación anual)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Dominio .com, .net o .info. (contratación anual)</text:p>
          </table:table-cell>
          <table:table-cell table:number-columns-repeated="4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asta 15 casillas de correo electrónico.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Hasta 15 casillas de correo electrónico.</text:p>
          </table:table-cell>
          <table:table-cell table:number-columns-repeated="4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stalación de Google Analytics.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Instalación de Google Analytics.</text:p>
          </table:table-cell>
          <table:table-cell table:number-columns-repeated="4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finición de meta tags para un mejor posicionamiento en los buscadores.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efinición de meta tags para un mejor posicionamiento en los buscadores.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Admistrador de contenido dinamico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plicativo Movil (550USD)</text:p>
          </table:table-cell>
          <table:covered-table-cell table:style-name="ce4"/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seño de app movil hibrida para plataformas ios y androi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plementación de tienda desde la app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x 8 pantallas informativ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pa de geolocalizacion de negocios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ocial Media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blicacion de la app en la play store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ortal para cargar contenido dinamico 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6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1:02:44.564372584</meta:creation-date>
    <dc:date>2019-01-10T17:37:17.987435797</dc:date>
    <meta:editing-duration>PT3M42S</meta:editing-duration>
    <meta:editing-cycles>1</meta:editing-cycles>
    <meta:document-statistic meta:table-count="1" meta:cell-count="48" meta:object-count="0"/>
    <meta:generator>LibreOffice/5.1.6.2$Linux_X86_64 LibreOffice_project/10m0$Build-2</meta:generator>
  </office:meta>
</office:document-meta>
</file>